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ヒラギノ角ゴ Pro W3" svg:font-family="'ヒラギノ角ゴ Pro W3'" style:font-family-generic="roman"/>
    <style:font-face style:name="DejaVu Sans" svg:font-family="'DejaVu Sans'" style:font-family-generic="swiss"/>
    <style:font-face style:name="Helvetica" svg:font-family="Helvetica" style:font-family-generic="swiss"/>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margin-top="0in" fo:margin-bottom="0in" fo:line-height="200%" fo:text-align="start" style:justify-single-word="false" fo:text-indent="0in" style:auto-text-indent="false"/>
    </style:style>
    <style:style style:name="P5" style:family="paragraph" style:parent-style-name="Standard">
      <style:paragraph-properties fo:margin-left="0in" fo:margin-right="0in" fo:margin-top="0in" fo:margin-bottom="0in" fo:line-height="200%" fo:text-align="start" style:justify-single-word="false" fo:text-indent="0in" style:auto-text-indent="false">
        <style:tab-stops>
          <style:tab-stop style:position="0.5591in"/>
        </style:tab-stops>
      </style:paragraph-properties>
    </style:style>
    <style:style style:name="P6" style:family="paragraph" style:parent-style-name="Standard">
      <style:paragraph-properties fo:margin-left="0in" fo:margin-right="0in" fo:margin-top="0in" fo:margin-bottom="0in" fo:line-height="200%" fo:text-align="start" style:justify-single-word="false" fo:text-indent="0in" style:auto-text-indent="false" fo:break-before="page"/>
    </style:style>
    <style:style style:name="P7" style:family="paragraph" style:parent-style-name="Standard">
      <style:paragraph-properties fo:margin-left="0in" fo:margin-right="0in" fo:margin-top="0in" fo:margin-bottom="0in" fo:line-height="115%" fo:text-align="start" style:justify-single-word="false" fo:text-indent="0in" style:auto-text-indent="false" fo:break-before="page"/>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8" style:family="paragraph" style:parent-style-name="Text_20_body">
      <style:paragraph-properties fo:margin-left="0in" fo:margin-right="0in" fo:text-indent="0in" style:auto-text-indent="false"/>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 style:family="paragraph" style:parent-style-name="Standard">
      <style:paragraph-properties fo:margin-top="0in" fo:margin-bottom="0in" fo:line-height="200%" fo:text-align="start" style:justify-single-word="false"/>
    </style:style>
    <style:style style:name="P10" style:family="paragraph" style:parent-style-name="Standard">
      <style:paragraph-properties fo:margin-top="0in" fo:margin-bottom="0in" fo:line-height="200%" fo:text-align="start" style:justify-single-word="false" fo:break-before="page"/>
    </style:style>
    <style:style style:name="P11" style:family="paragraph" style:parent-style-name="Body_20_1">
      <style:paragraph-properties fo:line-height="200%"/>
    </style:style>
    <style:style style:name="P12" style:family="paragraph" style:parent-style-name="Text_20_body">
      <style:text-properties style:font-name="Times New Roman" fo:font-size="12pt"/>
    </style:style>
    <style:style style:name="P13" style:family="paragraph" style:parent-style-name="Standard" style:master-page-name="Standard">
      <style:paragraph-properties fo:margin-top="0in" fo:margin-bottom="0in" fo:line-height="200%" fo:text-align="start" style:justify-single-word="false" style:page-number="auto"/>
    </style:style>
    <style:style style:name="P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 style:family="text">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3" style:family="text">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4" style:family="text">
      <style:text-properties fo:color="#000000" style:text-line-through-style="none" style:text-position="0% 100%"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5" style:family="text">
      <style:text-properties fo:color="#000000" style:text-line-through-style="none" style:text-position="0% 100%" style:font-name="Times New Roman" fo:font-size="12pt" fo:font-style="italic"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6" style:family="text">
      <style:text-properties fo:color="#000000" style:font-name="Times New Roman" fo:font-size="12pt" style:font-size-asian="12pt" style:font-size-complex="12pt"/>
    </style:style>
    <style:style style:name="T7" style:family="text">
      <style:text-properties fo:color="#000000" style:font-name="Times New Roman" fo:font-size="12pt" fo:font-style="normal" style:font-size-asian="12pt" style:font-style-asian="normal" style:font-size-complex="12pt" style:font-style-complex="normal"/>
    </style:style>
    <style:style style:name="T8" style:family="text">
      <style:text-properties fo:color="#000000" style:text-position="0% 100%" style:font-name="Times New Roman" fo:font-size="12pt" fo:font-style="italic" style:font-size-asian="12pt" style:font-style-asian="normal" style:font-size-complex="12pt" style:font-style-complex="normal"/>
    </style:style>
    <style:style style:name="T9" style:family="text">
      <style:text-properties fo:color="#000000" style:text-position="0% 100%" style:font-name="Times New Roman" fo:font-size="12pt" fo:font-style="italic" style:font-size-asian="12pt" style:font-size-complex="12pt"/>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weight="bold"/>
    </style:style>
    <style:style style:name="T13" style:family="text">
      <style:text-properties style:text-line-through-style="none" style:text-position="0% 100%" fo:font-style="italic" style:text-underline-style="none" fo:font-weight="normal" style:font-name-asian="Arial" style:font-style-asian="normal" style:font-weight-asian="normal" style:font-name-complex="Arial" style:font-style-complex="normal" style:font-weight-complex="normal"/>
    </style:style>
    <style:style style:name="T14" style:family="text">
      <style:text-properties style:text-line-through-style="none" fo:font-style="normal" style:text-underline-style="none" fo:font-weight="normal" style:font-name-asian="Arial" style:font-style-asian="normal" style:font-weight-asian="normal" style:font-name-complex="Arial" style:font-style-complex="normal" style:font-weight-complex="normal"/>
    </style:style>
    <style:style style:name="T15" style:family="text">
      <style:text-properties style:text-line-through-style="none" style:font-name="TlwgMono" fo:font-style="normal" style:text-underline-style="none" fo:font-weight="normal" style:font-name-asian="Arial" style:font-style-asian="normal" style:font-weight-asian="normal" style:font-name-complex="Arial" style:font-style-complex="normal" style:font-weight-complex="normal"/>
    </style:style>
    <style:style style:name="T16" style:family="text">
      <style:text-properties style:text-position="0% 100%" fo:font-style="italic"/>
    </style:style>
    <style:style style:name="T17" style:family="text">
      <style:text-properties style:text-position="0% 100%"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variant="normal" fo:text-transform="none" fo:color="#000000" style:text-outline="false" style:text-line-through-style="none" style:text-position="0% 100%" style:font-name="Times New Roman" fo:font-size="12pt" fo:language="en" fo:country="US" fo:font-style="normal" style:text-underline-style="none" fo:font-weight="normal" style:letter-kerning="true" fo:background-color="transparent" style:font-name-asian="Helvetica" style:font-size-asian="12pt" style:font-style-asian="normal" style:font-weight-asian="normal"/>
    </style:style>
    <style:style style:name="T20" style:family="text">
      <style:text-properties fo:font-variant="normal" fo:text-transform="none" fo:color="#000000" style:text-outline="false" style:text-line-through-style="none" style:text-position="0% 100%" style:font-name="Times New Roman" fo:font-size="12pt" fo:language="en" fo:country="US" fo:font-style="italic" style:text-underline-style="none" fo:font-weight="normal" style:letter-kerning="true" fo:background-color="transparent" style:font-name-asian="Helvetica" style:font-size-asian="12pt" style:font-style-asian="normal" style:font-weight-asian="normal"/>
    </style:style>
    <style:style style:name="T21" style:family="text">
      <style:text-properties fo:font-variant="normal" fo:text-transform="none" fo:color="#000000" style:text-outline="false" style:text-line-through-style="none" style:text-position="0% 100%" style:font-name="Times New Roman" fo:font-size="12pt" fo:language="en" fo:country="US" fo:font-style="italic" style:text-underline-style="none" fo:font-weight="normal" style:letter-kerning="true" fo:background-color="transparent" style:font-name-asian="Helvetica" style:font-size-asian="12pt" style:font-style-asian="normal" style:font-weight-asian="normal" style:font-style-complex="italic"/>
    </style:style>
    <style:style style:name="T22"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Default_20_Paragraph_20_Font"><text:span text:style-name="T1">Title: Quantifying Limits to Detection of Early Warning for Critical Transitions</text:span></text:span><text:span text:style-name="Default_20_Paragraph_20_Font"><text:span text:style-name="T1"> </text:span></text:span></text:p>
      <text:p text:style-name="P9"><text:span text:style-name="Default_20_Paragraph_20_Font"><text:span text:style-name="T1">Authors: Carl Boettiger</text:span></text:span><text:span text:style-name="Default_20_Paragraph_20_Font"><text:span text:style-name="T1"><text:note text:id="ftn1" text:note-class="footnote"><text:note-citation text:label="*">*</text:note-citation><text:note-body><text:p text:style-name="Footnote">Corresponding Author</text:p></text:note-body></text:note></text:span></text:span><text:span text:style-name="Default_20_Paragraph_20_Font"><text:span text:style-name="T1"> and Alan Hastings,</text:span></text:span></text:p>
      <text:p text:style-name="P9"><text:span text:style-name="Default_20_Paragraph_20_Font"><text:span text:style-name="T1">Center for Population Biology, University of California, Davis</text:span></text:span></text:p>
      <text:p text:style-name="P4"><text:span text:style-name="Default_20_Paragraph_20_Font"><text:span text:style-name="T1">Department of Environmental Science and Policy, University of California, Davis</text:span></text:span></text:p>
      <text:p text:style-name="P6"><text:span text:style-name="Default_20_Paragraph_20_Font"><text:span text:style-name="T1"/></text:span></text:p>
      <text:p text:style-name="P10"><text:span text:style-name="Default_20_Paragraph_20_Font"><text:span text:style-name="T2">One-sentence summary:</text:span></text:span><text:span text:style-name="Default_20_Paragraph_20_Font"><text:span text:style-name="T1"> </text:span></text:span></text:p>
      <text:p text:style-name="P9"><text:span text:style-name="Default_20_Paragraph_20_Font"><text:span text:style-name="T1">We show how different early warning signals of sudden ecosystem collapse can be compared in terms of reliability and sensitivity, demonstrate novel likelihood-based approach that outperforms existing indicators, and provide a way to quantify when data is informative of an impending collapse. <text:s/></text:span></text:span></text:p>
      <text:p text:style-name="P9"><text:span text:style-name="Default_20_Paragraph_20_Font"><text:span text:style-name="T1"><text:s/></text:span></text:span></text:p>
      <text:p text:style-name="P9"><text:span text:style-name="Default_20_Paragraph_20_Font"><text:span text:style-name="T2">Abstract</text:span></text:span><text:span text:style-name="Default_20_Paragraph_20_Font"><text:span text:style-name="T1">: </text:span></text:span></text:p>
      <text:p text:style-name="P9"><text:span text:style-name="Default_20_Paragraph_20_Font"><text:span text:style-name="T1">Catastrophic regime shifts in complex natural systems may be averted through advanced detection. Recent work has provided a proof-of-principle that many systems approaching a catastrophic transition look different through the lens of early warning indicators such as rising variance or increased return times. <text:s/>The next test of such approaches must quantify how </text:span></text:span><text:span text:style-name="Default_20_Paragraph_20_Font"><text:span text:style-name="T3">reliable</text:span></text:span><text:span text:style-name="Default_20_Paragraph_20_Font"><text:span text:style-name="T1"> different indicators are in avoiding false alarms, and how </text:span></text:span><text:span text:style-name="Default_20_Paragraph_20_Font"><text:span text:style-name="T3">sensitive</text:span></text:span><text:span text:style-name="Default_20_Paragraph_20_Font"><text:span text:style-name="T1"> they are to missing subtle warning signs. <text:s/>We propose an approach which quantifies this trade-off between reliability and sensitivity, allows comparisons between different indicators, and estimates <text:s/>what data are necessary to achieve a desired error rate. <text:s/>We also introduce a likelihood-based indicator that can be substantially more sensitive than previously proposed summary statistics.</text:span></text:span></text:p>
      <text:p text:style-name="P11"><text:span text:style-name="T19"><text:tab/>There is an increasing recognition of the importance of regime shifts or critical transitions at a variety of scales in ecological systems </text:span><text:reference-mark-start text:name="Mendeley Citation{018335c7-17ec-47a4-86ce-4aee5b81a5f1};{a461a393-9ebe-4f89-8bf1-c43e6085048d};{ec154dfb-de8f-43a9-bb79-aed6aa3b1450};{05dbe6cd-967b-4c0b-b767-1d194a10e13a};{c33420c3-38d1-49a1-9fb9-18eaf07e7424};{5c9b9378-1108-4cc0-b786-322c3d15897e} Prev{(1-6)} RNDTToYT69Vi6"/><text:span text:style-name="T20">(1-6)</text:span><text:reference-mark-end text:name="Mendeley Citation{018335c7-17ec-47a4-86ce-4aee5b81a5f1};{a461a393-9ebe-4f89-8bf1-c43e6085048d};{ec154dfb-de8f-43a9-bb79-aed6aa3b1450};{05dbe6cd-967b-4c0b-b767-1d194a10e13a};{c33420c3-38d1-49a1-9fb9-18eaf07e7424};{5c9b9378-1108-4cc0-b786-322c3d15897e} Prev{(1-6)} RNDTToYT69Vi6"/><text:span text:style-name="T19">⁠. <text:s/>Many important ecosystems may currently be threatened with collapse, including corals </text:span><text:reference-mark-start text:name="Mendeley Citation{7a612d03-01a7-42ec-bfd9-a165de4ea0c9} Prev{(7)} RNDBhEiH6YjuL"/><text:span text:style-name="T20">(7)</text:span><text:reference-mark-end text:name="Mendeley Citation{7a612d03-01a7-42ec-bfd9-a165de4ea0c9} Prev{(7)} RNDBhEiH6YjuL"/><text:span text:style-name="T19">⁠ , fisheries </text:span><text:reference-mark-start text:name="Mendeley Citation{33855e73-b0a4-495c-b501-5f1955935669} Prev{(8)} RNDjp05uXYqSL"/><text:span text:style-name="T20">(8)</text:span><text:reference-mark-end text:name="Mendeley Citation{33855e73-b0a4-495c-b501-5f1955935669} Prev{(8)} RNDjp05uXYqSL"/><text:span text:style-name="T19">⁠, lakes </text:span><text:reference-mark-start text:name="Mendeley Citation{5c9b9378-1108-4cc0-b786-322c3d15897e} Prev{(6)} RNDs7YwsXwovr"/><text:span text:style-name="T20">(6)</text:span><text:reference-mark-end text:name="Mendeley Citation{5c9b9378-1108-4cc0-b786-322c3d15897e} Prev{(6)} RNDs7YwsXwovr"/><text:span text:style-name="T19">⁠ , and grasslands </text:span><text:reference-mark-start text:name="Mendeley Citation{92872a70-ef58-4ff2-8231-6caefd5532bd} Prev{(9)} RNDviUQvhIUt7"/><text:span text:style-name="T20">(9)</text:span><text:reference-mark-end text:name="Mendeley Citation{92872a70-ef58-4ff2-8231-6caefd5532bd} Prev{(9)} RNDviUQvhIUt7"/><text:span text:style-name="T19">⁠. <text:s/>Given the potential impact of <text:s/>these shifts on the sustainable delivery of ecosystem services and the idea that management responses would be needed either to avoid an undesirable shift or else to adapt to novel conditions, it is important to develop the ability to predict impending regime shifts based on early warning signs. <text:s/>With a good model of the system, system-specific approaches could be useful </text:span><text:reference-mark-start text:name="Mendeley Citation{7e6413f5-2af8-494d-aee9-2c03e1b917b5} Prev{(10)} RNDMYwnCXHyhg"/><text:span text:style-name="T20">(10)</text:span><text:reference-mark-end text:name="Mendeley Citation{7e6413f5-2af8-494d-aee9-2c03e1b917b5} Prev{(10)} RNDMYwnCXHyhg"/><text:span text:style-name="T21">⁠</text:span><text:span text:style-name="T19">, but in cases where good models are not available general approaches are needed </text:span><text:reference-mark-start text:name="Mendeley Citation{05dbe6cd-967b-4c0b-b767-1d194a10e13a}; Prev{(4)} RNDCqps5xX0hB"/><text:span text:style-name="T20">(4)</text:span><text:reference-mark-end text:name="Mendeley Citation{05dbe6cd-967b-4c0b-b767-1d194a10e13a}; Prev{(4)} RNDCqps5xX0hB"/><text:span text:style-name="T19">⁠. <text:s/>We focus on the common scenario of </text:span><text:soft-page-break/><text:span text:style-name="T19">gradual change yielding a sudden shift or bifurcation </text:span><text:reference-mark-start text:name="Mendeley Citation{ec154dfb-de8f-43a9-bb79-aed6aa3b1450};{05dbe6cd-967b-4c0b-b767-1d194a10e13a} Prev{(3, 4)} RNDPQ0JumQKIV"/><text:span text:style-name="T20">(3, 4)</text:span><text:reference-mark-end text:name="Mendeley Citation{ec154dfb-de8f-43a9-bb79-aed6aa3b1450};{05dbe6cd-967b-4c0b-b767-1d194a10e13a} Prev{(3, 4)} RNDPQ0JumQKIV"/><text:span text:style-name="T19">⁠. <text:s/>We describe a novel statistical approach that <text:s/>is appropriate for the goal of informing management, rather than testing scientific hypotheses. <text:s/></text:span></text:p>
      <text:p text:style-name="P5"><text:span text:style-name="Default_20_Paragraph_20_Font"><text:span text:style-name="T4"><office:annotation><dc:creator>Carl Boettiger</dc:creator><dc:date>2011-07-16T19:22:31</dc:date><text:p text:style-name="P14"><text:span text:style-name="T22">This paragraph describes the current state of the field lacks measures of uncertainty. <text:s/>It's a bit boring. <text:s/></text:span></text:p></office:annotation></text:span></text:span><text:span text:style-name="Default_20_Paragraph_20_Font"><text:span text:style-name="T4"><text:tab/>Research on early warning of critical transitions has focused on proof-of-principle cases, where the existence of a regime shift has been known and the experimental design tries to optimize the chance of detection, often against a control group </text:span></text:span><text:reference-mark-start text:name="Mendeley Citation{5c9b9378-1108-4cc0-b786-322c3d15897e};{c33420c3-38d1-49a1-9fb9-18eaf07e7424} Prev{(5, 6)} RNDfIayGaieum"/><text:span text:style-name="Default_20_Paragraph_20_Font"><text:span text:style-name="T5">(5, 6)</text:span></text:span><text:reference-mark-end text:name="Mendeley Citation{5c9b9378-1108-4cc0-b786-322c3d15897e};{c33420c3-38d1-49a1-9fb9-18eaf07e7424} Prev{(5, 6)} RNDfIayGaieum"/><text:span text:style-name="Default_20_Paragraph_20_Font"><text:span text:style-name="T4">⁠. <text:s/>Unfortunately, such a control will not be available in most real world systems, and little is known about how to quantify the probability of an impending shift based on naive observation alone </text:span></text:span><text:reference-mark-start text:name="Mendeley Citation{05dbe6cd-967b-4c0b-b767-1d194a10e13a} Prev{(4)} RNDAW5VRFwwJZ"/><text:span text:style-name="Default_20_Paragraph_20_Font"><text:span text:style-name="T5">(4)</text:span></text:span><text:reference-mark-end text:name="Mendeley Citation{05dbe6cd-967b-4c0b-b767-1d194a10e13a} Prev{(4)} RNDAW5VRFwwJZ"/><text:span text:style-name="Default_20_Paragraph_20_Font"><text:span text:style-name="T4">⁠. <text:s/>Most studies of early warning signals, </text:span></text:span><text:reference-mark-start text:name="Mendeley Citation{05dbe6cd-967b-4c0b-b767-1d194a10e13a};{5c9b9378-1108-4cc0-b786-322c3d15897e};{c33420c3-38d1-49a1-9fb9-18eaf07e7424};{d5828449-dc45-45ad-a019-f1fe37f76595};{58488710-a255-4fe7-8449-d8b053d40e1b};{cb677100-7ea6-4b5d-bf7f-d620fcebd0d7} Prev{(4-6, 11-13)} RND4BCxxCfn3k"/><text:span text:style-name="Default_20_Paragraph_20_Font"><text:span text:style-name="T5">(e.g. 4-6, 11-13)</text:span></text:span><text:reference-mark-end text:name="Mendeley Citation{05dbe6cd-967b-4c0b-b767-1d194a10e13a};{5c9b9378-1108-4cc0-b786-322c3d15897e};{c33420c3-38d1-49a1-9fb9-18eaf07e7424};{d5828449-dc45-45ad-a019-f1fe37f76595};{58488710-a255-4fe7-8449-d8b053d40e1b};{cb677100-7ea6-4b5d-bf7f-d620fcebd0d7} Prev{(4-6, 11-13)} RND4BCxxCfn3k"/><text:span text:style-name="Default_20_Paragraph_20_Font"><text:span text:style-name="T4">⁠ <text:s/>do not quantify the reliability (probability of avoiding false alarms) or sensitivity (probability</text:span></text:span><text:span text:style-name="T6"> of avoiding failed detection). <text:s/>Though rarer examples have used the language of hypothesis-testing </text:span><text:reference-mark-start text:name="Mendeley Citation{04d043fa-72e1-467a-b7b7-f838dad7f846};{94940264-7d5e-4ac8-adec-af9bd79a7cf6} Prev{(14, 15)} RNDfDKE534KOE"/><text:span text:style-name="T8">(14, 15)</text:span><text:reference-mark-end text:name="Mendeley Citation{04d043fa-72e1-467a-b7b7-f838dad7f846};{94940264-7d5e-4ac8-adec-af9bd79a7cf6} Prev{(14, 15)} RNDfDKE534KOE"/><text:span text:style-name="T7">⁠ to quantify false alarm rates (SOM -- Appendix G), there has been no approach to quantify sensitivity, or to estimate the amount of data required for early warning to be possible. <text:s/></text:span></text:p>
      <text:p text:style-name="P4"><text:span text:style-name="T6"><text:tab/>No early warning indicator is useful without quantifying uncertainty – an approach that always cries wolf is no more valuable than one that detects nothing. <text:s/></text:span><text:span text:style-name="T7"><text:s text:c="2"/></text:span><text:span text:style-name="T6">There is an obvious trade-off between the frequency with which a given approach will experience a false alarm and with which it will fail to provide any advanced warning.</text:span><text:span text:style-name="T6"><office:annotation><dc:creator>Carl Boettiger</dc:creator><dc:date>2011-07-16T19:19:59</dc:date><text:p text:style-name="P14"><text:span text:style-name="T22">Marissa suggests introducing the ROC curve before this paragraph.</text:span></text:p><text:p text:style-name="P14"><text:span text:style-name="T22"/></text:p><text:p text:style-name="P14"><text:span text:style-name="T22">Para above says: no one quantifies reliability/sensitivity. </text:span></text:p><text:p text:style-name="P14"><text:span text:style-name="T22"/></text:p><text:p text:style-name="P14"><text:span text:style-name="T22">Next para should say: We'll use the ROC curve. <text:s/></text:span></text:p><text:p text:style-name="P14"><text:span text:style-name="T22"/></text:p><text:p text:style-name="P14"><text:span text:style-name="T22">Then para can say why the trade-off is important, with that picture in mind. <text:s/></text:span></text:p><text:p text:style-name="P14"><text:span text:style-name="T22"/></text:p><text:p text:style-name="P14"><text:span text:style-name="T22"/></text:p><text:p text:style-name="P14"><text:span text:style-name="T22"/></text:p><text:p text:style-name="P14"><text:span text:style-name="T22"/></text:p><text:p text:style-name="P14"><text:span text:style-name="T22">My only difficulty with this is that it feels like it puts our statement of what we do rather late. <text:s/>It's already a bit late. <text:s/></text:span></text:p><text:p text:style-name="P14"><text:span text:style-name="T22"/></text:p><text:p text:style-name="P14"><text:span text:style-name="T22"/></text:p></office:annotation></text:span><text:span text:style-name="T6"> <text:s/>Given the nature of critical transitions, a higher false alarm rate may well be <text:s/>worth a smaller chance of a catastrophic shift. <text:s/>Choosing the appropriate trade off requires knowledge of both kinds of error. <text:s/></text:span><text:span text:style-name="T7">In this paper, we (1) present the first quantification of reliability and sensitivity for early-warning indicators, (2) illustrate how to compute the trade-off between these types of error, and (3) use this to evaluate the performance of different indicators and different size data sets. <text:s/>We find that indicators such as autocorrelation and variance perform very poorly without very large data sets (or more severe changes in stability), while our likelihood based approach performs very well on the same data. <text:s/></text:span></text:p>
      <text:p text:style-name="P4"><text:soft-page-break/><text:span text:style-name="T6"><text:tab/>We illustrate the trade-off between false alarms and failed detection using receiver-operating characteristic (ROC) curves first developed in signal-processing literature </text:span><text:reference-mark-start text:name="Mendeley Citation{13210bdb-3cfd-49b2-8e81-56b8a1cc4468};{378c3f69-dd79-4639-9af7-9191ec3bad11} Prev{(16, 17)} RNDzuugi2q3IB"/><text:span text:style-name="T9">(16, 17)</text:span><text:reference-mark-end text:name="Mendeley Citation{13210bdb-3cfd-49b2-8e81-56b8a1cc4468};{378c3f69-dd79-4639-9af7-9191ec3bad11} Prev{(16, 17)} RNDzuugi2q3IB"/><text:span text:style-name="T6">⁠. <text:s/>The curves represent the corresponding false alarm rate at any detection sensitivity, <text:s/>Fig. 1. <text:s text:c="2"/></text:span><text:span text:style-name="T7"><text:s/>The closer these distributions are to one-another, the more severe the trade-off. <text:s/>The ROC curve demonstrates this trade-off between accuracy and sensitivity. <text:s/></text:span><text:span text:style-name="T6">Different early-warning indicators will vary in their sensitivity to detect differences between stable systems and those approaching a critical transition, making the ROC curves a natural way to compare their performance. <text:s/>Since the shape of the curve will also depend on the duration and frequency of the time-series observations, we can use these curves to illustrate by how much a given increase in sampling effort can decrease the rate of false alarms or failed detections. <text:s/>The area under the ROC curve provides a summary of how well the method compares to a random guess – an area of 0.5 is performing no better than chance, while a statistic with area of unity distinguishes almost perfectly between stable systems and those approaching a transition. <text:s/></text:span></text:p>
      <text:p text:style-name="P3"><text:tab/>To generate ROC curves for common early warning indicators such as increases in autocorrelation, variance, and skew, we must have both a way of quantifying the increase and a way of generating the expected distributions of that statistic of increase. <text:s/>While the existing literature frequently presents only a visual increase in early-warning indicators <text:reference-mark-start text:name="Mendeley Citation{5c9b9378-1108-4cc0-b786-322c3d15897e};{05dbe6cd-967b-4c0b-b767-1d194a10e13a};{c33420c3-38d1-49a1-9fb9-18eaf07e7424};{d5828449-dc45-45ad-a019-f1fe37f76595}; Prev{(4-6, 11)} RNDswF4e9OUUM"/><text:span text:style-name="T17">(4-6, 11)</text:span><text:reference-mark-end text:name="Mendeley Citation{5c9b9378-1108-4cc0-b786-322c3d15897e};{05dbe6cd-967b-4c0b-b767-1d194a10e13a};{c33420c3-38d1-49a1-9fb9-18eaf07e7424};{d5828449-dc45-45ad-a019-f1fe37f76595}; Prev{(4-6, 11)} RNDswF4e9OUUM"/><text:span text:style-name="T11">⁠</text:span> , we rely on the few examples that quantify an increasing trend <text:reference-mark-start text:name="Mendeley Citation{04d043fa-72e1-467a-b7b7-f838dad7f846};{5d97fe3d-4960-4ff6-a645-09c278090365};{94940264-7d5e-4ac8-adec-af9bd79a7cf6} Prev{(14, 15, 18)} RNDFdYuFOTzqt"/><text:span text:style-name="T16">(14, 15, 18)</text:span><text:reference-mark-end text:name="Mendeley Citation{04d043fa-72e1-467a-b7b7-f838dad7f846};{5d97fe3d-4960-4ff6-a645-09c278090365};{94940264-7d5e-4ac8-adec-af9bd79a7cf6} Prev{(14, 15, 18)} RNDFdYuFOTzqt"/>⁠ using Kendall's tau correlation statistic. <text:s text:c="2"/>Values of tau near unity indicate a strongly increasing trend in the warning indicator – suggestive of an approaching transition, while values near zero suggest a lack of a trend – characteristic of stable systems. <text:s/>In principle, other quantifications of increasing variance, autocorrelation, etc, may perform better than tau and could be analyzed just as well in this framework. <text:s/>We rely on this established metric of increase, while introducing a novel warning indicator that is not based on the gradual increase of a summary statistic but on likelihood comparisons. <text:s/></text:p>
      <text:p text:style-name="P3"><text:soft-page-break/><text:tab/>Having identified an indicator statistic, we must be able to generate its distribution under both the scenario of a stable system and one approaching a transition before we can compute the ROC curve. <text:s/>We fit stochastic models representing general bifurcation processes for both scenarios to the data by maximum likelihood, and then simulate 500 replicate data sets under each. <text:s/>By estimating the statistic (<text:span text:style-name="T11">e.g. </text:span><text:span text:style-name="T18">tau) on each replicate we generate distributions such as depicted in Fig. 1 and compute ROC curves (see methods in SOM). <text:s/></text:span>Our approach allows a novel method for comparing alternatives <text:span text:style-name="Default_20_Paragraph_20_Font"><text:span text:style-name="T14">by their likelihood ratio statistic </text:span></text:span><text:reference-mark-start text:name="Mendeley Citation{81d6aedd-12ff-46db-a1d0-61e70b8d1eb1} Prev{(19)} RNDR27eMRi7cb"/><text:span text:style-name="Default_20_Paragraph_20_Font"><text:span text:style-name="T13">(19)</text:span></text:span><text:reference-mark-end text:name="Mendeley Citation{81d6aedd-12ff-46db-a1d0-61e70b8d1eb1} Prev{(19)} RNDR27eMRi7cb"/><text:span text:style-name="Default_20_Paragraph_20_Font"><text:span text:style-name="T14">⁠ instead of tau, which provides a more direct and more powerful test than detecting an increase in summary statistics. <text:s/>As these methods are computationally demanding, we provide a multi-processor enabled </text:span></text:span><text:span text:style-name="Default_20_Paragraph_20_Font"><text:span text:style-name="T15">R</text:span></text:span><text:span text:style-name="Default_20_Paragraph_20_Font"><text:span text:style-name="T14"> package to assist with the analysis (SOM). <text:s text:c="2"/></text:span></text:span></text:p>
      <text:p text:style-name="P4"><text:span text:style-name="Default_20_Paragraph_20_Font"><text:span text:style-name="T1"><text:tab/>We illustrate this analysis of uncertainty in early warning indicators in simulated and empirical data sets (Fig. 2). <text:s/>We explore two empirical examples: deuterium concentrations (fig. 2c) provide an observational dataset previously cited as an early warning signal of a critical transition in glaciation </text:span></text:span><text:reference-mark-start text:name="Mendeley Citation{04d043fa-72e1-467a-b7b7-f838dad7f846} Prev{(14)} RNDW7c20GQcBJ"/><text:span text:style-name="Default_20_Paragraph_20_Font"><text:span text:style-name="T5">(14)</text:span></text:span><text:reference-mark-end text:name="Mendeley Citation{04d043fa-72e1-467a-b7b7-f838dad7f846} Prev{(14)} RNDW7c20GQcBJ"/><text:span text:style-name="Default_20_Paragraph_20_Font"><text:span text:style-name="T1">⁠ , and </text:span></text:span><text:span text:style-name="Default_20_Paragraph_20_Font"><text:span text:style-name="T3">Daphnia magna</text:span></text:span><text:span text:style-name="Default_20_Paragraph_20_Font"><text:span text:style-name="T1"> concentrations (fig. 2d) manipulated in a chemostat towards a critical transition provide an experimental example <text:s/></text:span></text:span><text:reference-mark-start text:name="Mendeley Citation{c33420c3-38d1-49a1-9fb9-18eaf07e7424} Prev{(5)} RND1iIudTmU3T"/><text:span text:style-name="Default_20_Paragraph_20_Font"><text:span text:style-name="T5">(5)</text:span></text:span><text:reference-mark-end text:name="Mendeley Citation{c33420c3-38d1-49a1-9fb9-18eaf07e7424} Prev{(5)} RND1iIudTmU3T"/><text:span text:style-name="Default_20_Paragraph_20_Font"><text:span text:style-name="T1">. <text:s/>For comparison, we include an individual-based simulation of a system approaching a saddle-node <text:s/>due to environmental deterioration, and the same system in a constant environment. The challenge of accurate detection is clearly illustrated by comparing the patterns for a system approaching transition (b-d) against the simulation of a stable system, in which chance fluctuations give the appearance of steadily rising autocorrelation.</text:span></text:span><text:span text:style-name="Default_20_Paragraph_20_Font"><text:span text:style-name="T1"><text:note text:id="ftn2" text:note-class="footnote"><text:note-citation>1</text:note-citation><text:note-body><text:p text:style-name="P4"><text:span text:style-name="Default_20_Paragraph_20_Font"><text:span text:style-name="T1">The distributions of replicate simulations </text:span></text:span><text:span text:style-name="Default_20_Paragraph_20_Font"><text:span text:style-name="T3">(e.g. </text:span></text:span><text:span text:style-name="Default_20_Paragraph_20_Font"><text:span text:style-name="T1">Fig. 3; <text:s/>SOM Fig F1, J4) shows that such examples of strong positive correlations are typical of simulations from the stable system.</text:span></text:span></text:p></text:note-body></text:note></text:span></text:span><text:span text:style-name="Default_20_Paragraph_20_Font"><text:span text:style-name="T1"> <text:s text:c="4"/>While such a pattern will fade in a sufficiently longer or more frequently sampled time-series of the same system, we need a way to distinguish this lack of sensitivity from a confident result. <text:s/></text:span></text:span></text:p>
      <text:p text:style-name="P4"><text:span text:style-name="Default_20_Paragraph_20_Font"><text:span text:style-name="T1"><text:tab/>The ROC curves for these data (Fig. 3) show that the summary-statistic based indicators frequently lack the sensitivity to distinguish reliably between observed patterns </text:span></text:span><text:soft-page-break/><text:span text:style-name="Default_20_Paragraph_20_Font"><text:span text:style-name="T1">from a stable or unstable system. <text:s/>The large correlations observed in the empirical examples (Fig. 1) are not uncommon in stable systems. <text:s/>The best-performing summary statistic would, at a 5% false positive rate, have a 10% chance of catching a true positive in both the Daphnia and Glaciation data set. <text:s/>Meanwhile, our likelihood-based approach performs substantially better, having 30% and 500/500 chance of catching a true positive at a 5% false positive rate. Because we have the entire ROC curve, we are not restricted to an evaluation at a fixed false-positive rate such as 5%, but can trade off between sensitivity (increasing true-positives) and reliability (minimizing false-positives). <text:s/>This is particularly valuable in the context of critical transitions, where data are often limited and the consequences if missed detection can be far more severe than false alarms. <text:s/></text:span></text:span></text:p>
      <text:p text:style-name="P4"><text:span text:style-name="Default_20_Paragraph_20_Font"><text:span text:style-name="T1"><text:tab/>A pressing question in the application of early warning signals is quantifying when the data are sufficient for detection to be reliable <text:s/></text:span></text:span><text:reference-mark-start text:name="Mendeley Citation{510887aa-6e3a-4bfb-bc10-24917e0e2416};{9e55e691-5eee-452c-8d85-18886cc286a2};{05dbe6cd-967b-4c0b-b767-1d194a10e13a} Prev{(4, 21, 22)} RNDsgdLhmyIvX"/><text:span text:style-name="Default_20_Paragraph_20_Font"><text:span text:style-name="T5">(4, 21, 22)</text:span></text:span><text:reference-mark-end text:name="Mendeley Citation{510887aa-6e3a-4bfb-bc10-24917e0e2416};{9e55e691-5eee-452c-8d85-18886cc286a2};{05dbe6cd-967b-4c0b-b767-1d194a10e13a} Prev{(4, 21, 22)} RNDsgdLhmyIvX"/><text:span text:style-name="Default_20_Paragraph_20_Font"><text:span text:style-name="T1">⁠. Our approach provides a natural way to address this challenge by estimating the ROC curve under differing data sampling efforts for each of the indicators (Fig 4). Using our generic models estimated from the original data as in Fig. 3, we generate the corresponding distributions by simulating under the models as before, but with more or less frequent sampling to illustrate how our ability to detect an approaching transition would be hampered or improved with more or less data. <text:s/>While all methods improve at the number of data points increase, the coefficient of variation </text:span></text:span><text:span text:style-name="Default_20_Paragraph_20_Font"><text:span text:style-name="T1">and the variance show more substantial improvement than autocorrelation, skew performs little better than chance, and likelihood is consistently the most reliable and sensitive (Fig. 4). </text:span></text:span></text:p>
      <text:p text:style-name="P4"><text:span text:style-name="Default_20_Paragraph_20_Font"><text:span text:style-name="T1"><text:tab/>Not all sudden collapses correspond to the general classes discussed here </text:span></text:span><text:reference-mark-start text:name="Mendeley Citation{1d47c883-3793-4ebc-b0c2-92c17f3c1835} Prev{(23)} RNDbTHWl6qpVr"/><text:span text:style-name="Default_20_Paragraph_20_Font"><text:span text:style-name="T5">(23)</text:span></text:span><text:reference-mark-end text:name="Mendeley Citation{1d47c883-3793-4ebc-b0c2-92c17f3c1835} Prev{(23)} RNDbTHWl6qpVr"/><text:span text:style-name="Default_20_Paragraph_20_Font"><text:span text:style-name="T1">⁠, including dynamical systems where the variance actually decreases as a sudden shift approaches </text:span></text:span><text:reference-mark-start text:name="Mendeley Citation{cc438144-d9b5-4a0a-945a-45cea3c80de3};{fcc3a713-cbb1-4603-8bcb-0f1730ef435b} Prev{(24, 25)} RNDZzOi3T90KI"/><text:span text:style-name="Default_20_Paragraph_20_Font"><text:span text:style-name="T5">(24, 25)</text:span></text:span><text:reference-mark-end text:name="Mendeley Citation{cc438144-d9b5-4a0a-945a-45cea3c80de3};{fcc3a713-cbb1-4603-8bcb-0f1730ef435b} Prev{(24, 25)} RNDZzOi3T90KI"/><text:span text:style-name="Default_20_Paragraph_20_Font"><text:span text:style-name="T1">⁠. Using our model-driven approach it will be easier to identify dynamics that do not correspond to the assumptions of the underlying models (SOM Appendix C) than it would be by summary statistics alone. Including measurement error and focusing on such different classes of dynamics are other complications we do not address at this time. </text:span></text:span></text:p>
      <text:p text:style-name="P4"><text:soft-page-break/><text:span text:style-name="Default_20_Paragraph_20_Font"><text:span text:style-name="T1"><text:tab/>The conclusion is not simply that likelihood approaches are more reliable, but rather more broadly that warning signals must consider the inherent trade-off between sensitivity and accuracy, and must quantify how this trade-off depends on both the indicators used and the data available. <text:s/>Using the methods we have outlined when designing early warning strategies for natural systems can ensure that data collection has adequate power to offer a reasonable chance of detection. The approach developed here has the potential to quantify the risk of both missed events and false alarms; concepts which is critical to prediction-based management. <text:s/></text:span></text:span></text:p>
      <text:p text:style-name="P1"><text:span text:style-name="Default_20_Paragraph_20_Font"/></text:p>
      <text:section text:style-name="Sect1" text:name="Mendeley Bibliography RNDIf9JKtfFyy">
        <text:p text:style-name="P12">1. C. S. Holling, <text:span text:style-name="T10">Annual Review of Ecology and Systematics</text:span>. <text:span text:style-name="T12">4</text:span>, 1-23 (November 1973) </text:p>
        <text:p text:style-name="P12">2. C. Wissel, <text:span text:style-name="T10">Oecologia</text:span>. <text:span text:style-name="T12">65</text:span>, 101-107 (December 1984) </text:p>
        <text:p text:style-name="P12">3. M. Scheffer, S. R. Carpenter, J. A. Foley, C. Folke, B. Walker, <text:span text:style-name="T10">Nature</text:span>. <text:span text:style-name="T12">413</text:span>, 591-6 (October 2001) </text:p>
        <text:p text:style-name="P12">4. M. Scheffer et al., <text:span text:style-name="T10">Nature</text:span>. <text:span text:style-name="T12">461</text:span>, 53-9 (2009) </text:p>
        <text:p text:style-name="P12">5. J. M. Drake, B. D. Griffen, <text:span text:style-name="T10">Nature</text:span>. <text:span text:style-name="T12">467</text:span>, 456-459 (September 2010) </text:p>
        <text:p text:style-name="P12">6. S. R. Carpenter et al., <text:span text:style-name="T10">Science</text:span>. <text:span text:style-name="T12">1079</text:span> (April 2011) </text:p>
        <text:p text:style-name="P12">7. D. R. Bellwood, T. P. Hughes, C. Folke, M. Nyström, <text:span text:style-name="T10">Nature</text:span>. <text:span text:style-name="T12">429</text:span>, 827-33 (June 2004) </text:p>
        <text:p text:style-name="P12">8. F. Berkes et al., <text:span text:style-name="T10">Science (New York, N.Y.)</text:span>. <text:span text:style-name="T12">311</text:span>, 1557-8 (March 2006) </text:p>
        <text:p text:style-name="P12">9. S. Kéfi et al., <text:span text:style-name="T10">Nature</text:span>. <text:span text:style-name="T12">449</text:span>, 213-7 (September 2007) </text:p>
        <text:p text:style-name="P12">10. T. M. Lenton et al., <text:span text:style-name="T10">Philosophical transactions. Series A, Mathematical, physical, and engineering sciences</text:span>. <text:span text:style-name="T12">367</text:span>, 871-84 (March 2009) </text:p>
        <text:p text:style-name="P12">11. S. R. Carpenter, W. A. Brock, <text:span text:style-name="T10">Ecology letters</text:span>. <text:span text:style-name="T12">9</text:span>, 311-8 (2006) </text:p>
        <text:p text:style-name="P12">12. E. H. van Nes, M. Scheffer, <text:span text:style-name="T10">The American Naturalist</text:span>. <text:span text:style-name="T12">169</text:span>, 738-47 (June 2007) </text:p>
        <text:p text:style-name="P12">13. V. Guttal, C. Jayaprakash, <text:span text:style-name="T10">Theoretical Ecology</text:span>. <text:span text:style-name="T12">2</text:span>, 3-12 (December 2008) </text:p>
        <text:p text:style-name="P12">14. V. Dakos et al., <text:span text:style-name="T10">Proceedings of the National Academy of Sciences of the United States of America</text:span>. <text:span text:style-name="T12">105</text:span>, 14308-12 (September 2008) </text:p>
        <text:p text:style-name="P12">15. V. Dakos, S. Kéfi, M. Rietkerk, E. H. V. Nes, M. Scheffer, <text:span text:style-name="T10">The American Naturalist</text:span>. (2011).</text:p>
        <text:p text:style-name="P12">16. D. M. Green, J. A. Swets, <text:span text:style-name="T10">Signal Detection Theory and Psychophysics</text:span> (Peninsula Pub, 1989), p. 521 </text:p>
        <text:p text:style-name="P12"><text:soft-page-break/>17. R. P. Keller, D. M. Lodge, M. A. Lewis, J. F. Shogren, Eds., <text:span text:style-name="T10">Bioeconomics of Invasive Species: Integrating Ecology, Economics, Policy, and Management</text:span> (Oxford University Press, USA, 2009), p. 320 </text:p>
        <text:p text:style-name="P12">18. V. Dakos, E. H. Nes, R. Donangelo, H. Fort, M. Scheffer, <text:span text:style-name="T10">Theoretical Ecology</text:span>. , 163-174 (November 2009) </text:p>
        <text:p text:style-name="P12">19. D. R. Cox, in <text:span text:style-name="T10">Proceedings of the 4th Berkeley Symposium, University of California Press</text:span>, (1961), pp. 105 - 123.</text:p>
        <text:p text:style-name="P12">20. J. R. Petit et al., <text:span text:style-name="T10">Nature</text:span>. <text:span text:style-name="T12">399</text:span>, 429-436 (1999) </text:p>
        <text:p text:style-name="P12">21. M. Inman, <text:span text:style-name="T10">Nature Climate Change</text:span>. , 1-4 (June 2011) </text:p>
        <text:p text:style-name="P12">22. M. Scheffer, <text:span text:style-name="T10">Nature</text:span>. <text:span text:style-name="T12">467</text:span>, 411-2 (September 2010) </text:p>
        <text:p text:style-name="P12">23. A. Hastings, D. B. Wysham, <text:span text:style-name="T10">Ecology letters</text:span>. (2010) </text:p>
        <text:p text:style-name="P12">24. S. J. Schreiber, <text:span text:style-name="T10">Theoretical population biology</text:span>. <text:span text:style-name="T12">64</text:span>, 201-209 (2003) </text:p>
        <text:p text:style-name="P12">25. S. J. Schreiber, V. H. W. Rudolf, <text:span text:style-name="T10">Ecology letters</text:span>. <text:span text:style-name="T12">11</text:span>, 576-87 (June 2008) . </text:p>
        <text:p text:style-name="P8"/>
      </text:section>
      <text:p text:style-name="P7">Author Contributions</text:p>
      <text:p text:style-name="P1">C.B. wrote the software and performed the analysis with advice from A.H. <text:s/>C.B. and A.H. designed the study and wrote the paper. <text:s/></text:p>
      <text:p text:style-name="P2"/>
      <text:p text:style-name="P4"><text:span text:style-name="Default_20_Paragraph_20_Font"><text:span text:style-name="T2">Acknowledgements</text:span></text:span></text:p>
      <text:p text:style-name="P4"><text:span text:style-name="Default_20_Paragraph_20_Font"><text:span text:style-name="T1">M. Holyoak, M. Baskett, and A. Perkins provided comments on the manuscript. <text:s/>This research was supported by funding from NSF Grant EF 0742674 and a Computational Sciences Graduate Fellowship from the Department of Energy grant DE-FG02-97ER25308.</text:span></text:span></text:p>
      <text:p text:style-name="P1"/>
      <text:p text:style-name="P1">Data and code available at: <text:a xlink:type="simple" xlink:href="https://github.com/cboettig/warningsignals/archives/master">https://github.com/cboettig/warningsignals/archives/master</text:a>.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ヒラギノ角ゴ Pro W3" svg:font-family="'ヒラギノ角ゴ Pro W3'" style:font-family-generic="roman"/>
    <style:font-face style:name="DejaVu Sans" svg:font-family="'DejaVu Sans'" style:font-family-generic="swiss"/>
    <style:font-face style:name="Helvetica" svg:font-family="Helvetica" style:font-family-generic="swiss"/>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ody_20_1" style:display-name="Body 1"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fo:hyphenate="true" fo:hyphenation-remain-char-count="2" fo:hyphenation-push-char-count="2"/>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LS_5f_1_5f_0" style:display-name="LLS_1_0"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1" style:display-name="LLS_1_1"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2" style:display-name="LLS_1_2"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3" style:display-name="LLS_1_3"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4" style:display-name="LLS_1_4"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5" style:display-name="LLS_1_5"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6" style:display-name="LLS_1_6"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7" style:display-name="LLS_1_7"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8" style:display-name="LLS_1_8"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Numbering_20_Symbols" style:display-name="Numbering Symbols" style:family="text"/>
    <style:style style:name="WW-Default_20_Paragraph_20_Font" style:display-name="WW-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
    <dc:creator>Carl Boettiger</dc:creator>
    <meta:editing-cycles>132</meta:editing-cycles>
    <dc:date>2011-07-21T14:41:06</dc:date>
    <meta:editing-duration>PT643H01M26S</meta:editing-duration>
    <meta:document-statistic meta:table-count="0" meta:image-count="0" meta:object-count="0" meta:page-count="10" meta:paragraph-count="52" meta:word-count="2250" meta:character-count="14594"/>
    <meta:user-defined meta:name="Info 1"/>
    <meta:user-defined meta:name="Info 2"/>
    <meta:user-defined meta:name="Info 3"/>
    <meta:user-defined meta:name="Info 4"/>
    <meta:user-defined meta:name="Mendeley Citation Style_1">http://www.zotero.org/styles/science</meta:user-defined>
    <meta:user-defined meta:name="Mendeley Document_1">True</meta:user-defined>
    <meta:user-defined meta:name="Mendeley User Name_1">cboettig@gmail.com@https://www.mendeley.com</meta:user-defined>
  </office:meta>
</office:document-meta>
</file>